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9in"/>
    </style:style>
    <style:style style:name="co4" style:family="table-column">
      <style:table-column-properties fo:break-before="auto" style:column-width="2.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Instruction ID</text:p>
          </table:table-cell>
          <table:table-cell office:value-type="string">
            <text:p>Instruction format</text:p>
          </table:table-cell>
        </table:table-row>
        <table:table-row table:style-name="ro1">
          <table:table-cell office:value-type="string">
            <text:p>ABS</text:p>
          </table:table-cell>
          <table:table-cell office:value-type="string">
            <text:p>ABS D[c], D[b] (RR)</text:p>
          </table:table-cell>
        </table:table-row>
        <table:table-row table:style-name="ro1">
          <table:table-cell office:value-type="string">
            <text:p>ADDCrc</text:p>
          </table:table-cell>
          <table:table-cell office:value-type="string">
            <text:p>ADDC D[c], D[a], const9 (RC)</text:p>
          </table:table-cell>
        </table:table-row>
        <table:table-row table:style-name="ro1">
          <table:table-cell office:value-type="string">
            <text:p>ADDCrr</text:p>
          </table:table-cell>
          <table:table-cell office:value-type="string">
            <text:p>ADDC D[c], D[a], D[b] (RR)</text:p>
          </table:table-cell>
        </table:table-row>
        <table:table-row table:style-name="ro1">
          <table:table-cell office:value-type="string">
            <text:p>ADDIrlc</text:p>
          </table:table-cell>
          <table:table-cell office:value-type="string">
            <text:p>ADDI D[c], D[a], const16 (RLC)</text:p>
          </table:table-cell>
        </table:table-row>
        <table:table-row table:style-name="ro1">
          <table:table-cell office:value-type="string">
            <text:p>ADDXrc</text:p>
          </table:table-cell>
          <table:table-cell office:value-type="string">
            <text:p>ADDX D[c], D[a], const9 (RC)</text:p>
          </table:table-cell>
        </table:table-row>
        <table:table-row table:style-name="ro1">
          <table:table-cell office:value-type="string">
            <text:p>ADDXrr</text:p>
          </table:table-cell>
          <table:table-cell office:value-type="string">
            <text:p>ADDX D[c], D[a], D[b] (RR)</text:p>
          </table:table-cell>
        </table:table-row>
        <table:table-row table:style-name="ro1">
          <table:table-cell office:value-type="string">
            <text:p>ADD_Arr</text:p>
          </table:table-cell>
          <table:table-cell office:value-type="string">
            <text:p>ADD.A A[c], A[a], A[b] (RR)</text:p>
          </table:table-cell>
        </table:table-row>
        <table:table-row table:style-name="ro1">
          <table:table-cell office:value-type="string">
            <text:p>ADDi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DDi64C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DDrc</text:p>
          </table:table-cell>
          <table:table-cell office:value-type="string">
            <text:p>ADD D[c], D[a], const9 (RC)</text:p>
          </table:table-cell>
        </table:table-row>
        <table:table-row table:style-name="ro1">
          <table:table-cell office:value-type="string">
            <text:p>ADDrr</text:p>
          </table:table-cell>
          <table:table-cell office:value-type="string">
            <text:p>ADD D[c], D[a], D[b] (RR)</text:p>
          </table:table-cell>
        </table:table-row>
        <table:table-row table:style-name="ro1">
          <table:table-cell office:value-type="string">
            <text:p>ADDsrc</text:p>
          </table:table-cell>
          <table:table-cell office:value-type="string">
            <text:p>ADD D[c], const4 (SRC)</text:p>
          </table:table-cell>
        </table:table-row>
        <table:table-row table:style-name="ro1">
          <table:table-cell office:value-type="string">
            <text:p>ADDsrr</text:p>
          </table:table-cell>
          <table:table-cell office:value-type="string">
            <text:p>ADD D[a], D[b] (SRR)</text:p>
          </table:table-cell>
        </table:table-row>
        <table:table-row table:style-name="ro1">
          <table:table-cell office:value-type="string">
            <text:p>ADJCALLSTACKDOWN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DJCALLSTACKUP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NDNrc</text:p>
          </table:table-cell>
          <table:table-cell office:value-type="string">
            <text:p>ANDN D[c], D[a], const9 (RC)</text:p>
          </table:table-cell>
        </table:table-row>
        <table:table-row table:style-name="ro1">
          <table:table-cell office:value-type="string">
            <text:p>ANDNrc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ND_EQrc</text:p>
          </table:table-cell>
          <table:table-cell office:value-type="string">
            <text:p>AND.EQ D[c], D[a], const9 (RC)</text:p>
          </table:table-cell>
        </table:table-row>
        <table:table-row table:style-name="ro1">
          <table:table-cell office:value-type="string">
            <text:p>AND_EQrr</text:p>
          </table:table-cell>
          <table:table-cell office:value-type="string">
            <text:p>AND.EQ D[c], D[a], D[b] (RR)</text:p>
          </table:table-cell>
        </table:table-row>
        <table:table-row table:style-name="ro1">
          <table:table-cell office:value-type="string">
            <text:p>AND_GE_Urc</text:p>
          </table:table-cell>
          <table:table-cell office:value-type="string">
            <text:p>AND.GE.U D[c], D[a], const9 (RC)</text:p>
          </table:table-cell>
        </table:table-row>
        <table:table-row table:style-name="ro1">
          <table:table-cell office:value-type="string">
            <text:p>AND_GE_Urr</text:p>
          </table:table-cell>
          <table:table-cell office:value-type="string">
            <text:p>AND.GE.U D[c], D[a], D[b] (RR)</text:p>
          </table:table-cell>
        </table:table-row>
        <table:table-row table:style-name="ro1">
          <table:table-cell office:value-type="string">
            <text:p>AND_GErc</text:p>
          </table:table-cell>
          <table:table-cell office:value-type="string">
            <text:p>AND.GE D[c], D[a], const9 (RC)</text:p>
          </table:table-cell>
        </table:table-row>
        <table:table-row table:style-name="ro1">
          <table:table-cell office:value-type="string">
            <text:p>AND_GErr</text:p>
          </table:table-cell>
          <table:table-cell office:value-type="string">
            <text:p>AND.GE D[c], D[a], D[b] (RR)</text:p>
          </table:table-cell>
        </table:table-row>
        <table:table-row table:style-name="ro1">
          <table:table-cell office:value-type="string">
            <text:p>AND_LT_Urc</text:p>
          </table:table-cell>
          <table:table-cell office:value-type="string">
            <text:p>AND.LT.U D[c], D[a], const9 (RC)</text:p>
          </table:table-cell>
        </table:table-row>
        <table:table-row table:style-name="ro1">
          <table:table-cell office:value-type="string">
            <text:p>AND_LT_Urr</text:p>
          </table:table-cell>
          <table:table-cell office:value-type="string">
            <text:p>AND.GE.U D[c], D[a], D[b] (RR)</text:p>
          </table:table-cell>
        </table:table-row>
        <table:table-row table:style-name="ro1">
          <table:table-cell office:value-type="string">
            <text:p>AND_LTrc</text:p>
          </table:table-cell>
          <table:table-cell office:value-type="string">
            <text:p>AND.GE D[c], D[a], const9 (RC)</text:p>
          </table:table-cell>
        </table:table-row>
        <table:table-row table:style-name="ro1">
          <table:table-cell office:value-type="string">
            <text:p>AND_LTrr</text:p>
          </table:table-cell>
          <table:table-cell office:value-type="string">
            <text:p>AND.GE D[c], D[a], D[b] (RR)</text:p>
          </table:table-cell>
        </table:table-row>
        <table:table-row table:style-name="ro1">
          <table:table-cell office:value-type="string">
            <text:p>AND_NErc</text:p>
          </table:table-cell>
          <table:table-cell office:value-type="string">
            <text:p>AND.NE D[c], D[a], const9 (RC)</text:p>
          </table:table-cell>
        </table:table-row>
        <table:table-row table:style-name="ro1">
          <table:table-cell office:value-type="string">
            <text:p>AND_NErr</text:p>
          </table:table-cell>
          <table:table-cell office:value-type="string">
            <text:p>AND.NE D[c], D[a], D[b] (RR)</text:p>
          </table:table-cell>
        </table:table-row>
        <table:table-row table:style-name="ro1">
          <table:table-cell office:value-type="string">
            <text:p>ANDrc</text:p>
          </table:table-cell>
          <table:table-cell office:value-type="string">
            <text:p>AND D[c], D[a], const9 (RC)</text:p>
          </table:table-cell>
        </table:table-row>
        <table:table-row table:style-name="ro1">
          <table:table-cell office:value-type="string">
            <text:p>ANDrc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ANDrr</text:p>
          </table:table-cell>
          <table:table-cell office:value-type="string">
            <text:p>AND D[c], D[a], D[b] (RR)</text:p>
          </table:table-cell>
        </table:table-row>
        <table:table-row table:style-name="ro1">
          <table:table-cell office:value-type="string">
            <text:p>ANDsc</text:p>
          </table:table-cell>
          <table:table-cell office:value-type="string">
            <text:p>AND D[15], const8 (SC)</text:p>
          </table:table-cell>
        </table:table-row>
        <table:table-row table:style-name="ro1">
          <table:table-cell office:value-type="string">
            <text:p>ANDsrr</text:p>
          </table:table-cell>
          <table:table-cell office:value-type="string">
            <text:p>AND D[a], D[b] (SRR)</text:p>
          </table:table-cell>
        </table:table-row>
        <table:table-row table:style-name="ro1">
          <table:table-cell office:value-type="string">
            <text:p>ANDsrr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CALLb</text:p>
          </table:table-cell>
          <table:table-cell office:value-type="string">
            <text:p>CALL disp (B)</text:p>
          </table:table-cell>
        </table:table-row>
        <table:table-row table:style-name="ro1">
          <table:table-cell office:value-type="string">
            <text:p>DEXTRrrpw</text:p>
          </table:table-cell>
          <table:table-cell office:value-type="string">
            <text:p>DEXTR D[c], D[a], D[b], pos (RRPW)</text:p>
          </table:table-cell>
        </table:table-row>
        <table:table-row table:style-name="ro1">
          <table:table-cell office:value-type="string">
            <text:p>EQrc</text:p>
          </table:table-cell>
          <table:table-cell office:value-type="string">
            <text:p>EQ D[c], D[a], const9 (RC)</text:p>
          </table:table-cell>
        </table:table-row>
        <table:table-row table:style-name="ro1">
          <table:table-cell office:value-type="string">
            <text:p>EQrr</text:p>
          </table:table-cell>
          <table:table-cell office:value-type="string">
            <text:p>EQ D[c], D[a], D[b] (RR)</text:p>
          </table:table-cell>
        </table:table-row>
        <table:table-row table:style-name="ro1">
          <table:table-cell office:value-type="string">
            <text:p>EXTRrrpw</text:p>
          </table:table-cell>
          <table:table-cell office:value-type="string">
            <text:p>EXTR D[c], D[a], pos, width (RRPW)</text:p>
          </table:table-cell>
        </table:table-row>
        <table:table-row table:style-name="ro1">
          <table:table-cell office:value-type="string">
            <text:p>GErc</text:p>
          </table:table-cell>
          <table:table-cell office:value-type="string">
            <text:p>GE D[c], D[a], const9 (RC)</text:p>
          </table:table-cell>
        </table:table-row>
        <table:table-row table:style-name="ro1">
          <table:table-cell office:value-type="string">
            <text:p>GErr</text:p>
          </table:table-cell>
          <table:table-cell office:value-type="string">
            <text:p>GE D[c], D[a], D[b] (RR)</text:p>
          </table:table-cell>
        </table:table-row>
        <table:table-row table:style-name="ro1">
          <table:table-cell office:value-type="string">
            <text:p>IMASKrcpw</text:p>
          </table:table-cell>
          <table:table-cell office:value-type="string">
            <text:p>IMASK E[c], const4, pos, width (RCPW)</text:p>
          </table:table-cell>
        </table:table-row>
        <table:table-row table:style-name="ro1">
          <table:table-cell office:value-type="string">
            <text:p>JNZsb</text:p>
          </table:table-cell>
          <table:table-cell office:value-type="string">
            <text:p>JNZ D[15], disp8 (SB)</text:p>
          </table:table-cell>
        </table:table-row>
        <table:table-row table:style-name="ro1">
          <table:table-cell office:value-type="string">
            <text:p>JNZsbr</text:p>
          </table:table-cell>
          <table:table-cell office:value-type="string">
            <text:p>JNZ D[b], disp4 (SBR)</text:p>
          </table:table-cell>
        </table:table-row>
        <table:table-row table:style-name="ro1">
          <table:table-cell office:value-type="string">
            <text:p>JZsb</text:p>
          </table:table-cell>
          <table:table-cell office:value-type="string">
            <text:p>JZ D[15], disp8 (SB)</text:p>
          </table:table-cell>
        </table:table-row>
        <table:table-row table:style-name="ro1">
          <table:table-cell office:value-type="string">
            <text:p>JZsbr</text:p>
          </table:table-cell>
          <table:table-cell office:value-type="string">
            <text:p>JZ D[b], disp4 (SBR)</text:p>
          </table:table-cell>
        </table:table-row>
        <table:table-row table:style-name="ro1">
          <table:table-cell office:value-type="string">
            <text:p>Jb</text:p>
          </table:table-cell>
          <table:table-cell office:value-type="string">
            <text:p>J disp24 (B)</text:p>
          </table:table-cell>
        </table:table-row>
        <table:table-row table:style-name="ro1">
          <table:table-cell office:value-type="string">
            <text:p>LD_BUbo</text:p>
          </table:table-cell>
          <table:table-cell office:value-type="string">
            <text:p>LD.BU D[a], A[b], off10 (BO)</text:p>
          </table:table-cell>
        </table:table-row>
        <table:table-row table:style-name="ro1">
          <table:table-cell office:value-type="string">
            <text:p>LD_Bbo</text:p>
          </table:table-cell>
          <table:table-cell office:value-type="string">
            <text:p>LD.B D[a], A[b], off10 (BO)</text:p>
          </table:table-cell>
        </table:table-row>
        <table:table-row table:style-name="ro1">
          <table:table-cell office:value-type="string">
            <text:p>LD_Dbo</text:p>
          </table:table-cell>
          <table:table-cell office:value-type="string">
            <text:p>LD.D E[a], A[b], off10 (BO)</text:p>
          </table:table-cell>
        </table:table-row>
        <table:table-row table:style-name="ro1">
          <table:table-cell office:value-type="string">
            <text:p>LD_HUbo</text:p>
          </table:table-cell>
          <table:table-cell office:value-type="string">
            <text:p>LD.HU D[a], A[b], off10 (BO)</text:p>
          </table:table-cell>
        </table:table-row>
        <table:table-row table:style-name="ro1">
          <table:table-cell office:value-type="string">
            <text:p>LD_Hbo</text:p>
          </table:table-cell>
          <table:table-cell office:value-type="string">
            <text:p>LD.H D[a], A[b], off10 (BO)</text:p>
          </table:table-cell>
        </table:table-row>
        <table:table-row table:style-name="ro1">
          <table:table-cell office:value-type="string">
            <text:p>LD_Wbo</text:p>
          </table:table-cell>
          <table:table-cell office:value-type="string">
            <text:p>LD.W D[a], A[b], off10 (BO)</text:p>
          </table:table-cell>
        </table:table-row>
        <table:table-row table:style-name="ro1">
          <table:table-cell office:value-type="string">
            <text:p>LD_Wbol</text:p>
          </table:table-cell>
          <table:table-cell office:value-type="string">
            <text:p>LD.W D[a], A[b], off16 (BOL)</text:p>
          </table:table-cell>
        </table:table-row>
        <table:table-row table:style-name="ro1">
          <table:table-cell office:value-type="string">
            <text:p>LTrc</text:p>
          </table:table-cell>
          <table:table-cell office:value-type="string">
            <text:p>LT D[c], D[a], const9 (RC)</text:p>
          </table:table-cell>
        </table:table-row>
        <table:table-row table:style-name="ro1">
          <table:table-cell office:value-type="string">
            <text:p>LTrr</text:p>
          </table:table-cell>
          <table:table-cell office:value-type="string">
            <text:p>LT D[c], D[a], D[b] (RR)</text:p>
          </table:table-cell>
        </table:table-row>
        <table:table-row table:style-name="ro1">
          <table:table-cell office:value-type="string">
            <text:p>MOVHrlc</text:p>
          </table:table-cell>
          <table:table-cell office:value-type="string">
            <text:p>MOVH D[c], const16 (RLC)</text:p>
          </table:table-cell>
        </table:table-row>
        <table:table-row table:style-name="ro1">
          <table:table-cell office:value-type="string">
            <text:p>MOV_AArr</text:p>
          </table:table-cell>
          <table:table-cell office:value-type="string">
            <text:p>MOV.AA A[c], A[b] (RR)</text:p>
          </table:table-cell>
        </table:table-row>
        <table:table-row table:style-name="ro1">
          <table:table-cell office:value-type="string">
            <text:p>MOV_AAsrr</text:p>
          </table:table-cell>
          <table:table-cell office:value-type="string">
            <text:p>MOV.AA A[a], A[b] (SRR)</text:p>
          </table:table-cell>
        </table:table-row>
        <table:table-row table:style-name="ro1">
          <table:table-cell office:value-type="string">
            <text:p>MOV_Arr</text:p>
          </table:table-cell>
          <table:table-cell office:value-type="string">
            <text:p>MOV.A A[c], D[b] (RR)</text:p>
          </table:table-cell>
        </table:table-row>
        <table:table-row table:style-name="ro1">
          <table:table-cell office:value-type="string">
            <text:p>MOV_Drr</text:p>
          </table:table-cell>
          <table:table-cell office:value-type="string">
            <text:p>MOV.D D[c], A[b] (RR)</text:p>
          </table:table-cell>
        </table:table-row>
        <table:table-row table:style-name="ro1">
          <table:table-cell office:value-type="string">
            <text:p>MOV_Urlc</text:p>
          </table:table-cell>
          <table:table-cell office:value-type="string">
            <text:p>MOV.U D[c], const16 (RLC)</text:p>
          </table:table-cell>
        </table:table-row>
        <table:table-row table:style-name="ro1">
          <table:table-cell office:value-type="string">
            <text:p>MOVi32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MOVrlc</text:p>
          </table:table-cell>
          <table:table-cell office:value-type="string">
            <text:p>MOV D[c], const16 (RLC)</text:p>
          </table:table-cell>
        </table:table-row>
        <table:table-row table:style-name="ro1">
          <table:table-cell office:value-type="string">
            <text:p>MOVrr</text:p>
          </table:table-cell>
          <table:table-cell office:value-type="string">
            <text:p>MOV D[c], D[b] (RR)</text:p>
          </table:table-cell>
        </table:table-row>
        <table:table-row table:style-name="ro1">
          <table:table-cell office:value-type="string">
            <text:p>MOVsrc</text:p>
          </table:table-cell>
          <table:table-cell office:value-type="string">
            <text:p>MOV D[a], const4 (SRC)</text:p>
          </table:table-cell>
        </table:table-row>
        <table:table-row table:style-name="ro1">
          <table:table-cell office:value-type="string">
            <text:p>MULrc</text:p>
          </table:table-cell>
          <table:table-cell office:value-type="string">
            <text:p>MUL D[c], D[a], const9 (RC)</text:p>
          </table:table-cell>
        </table:table-row>
        <table:table-row table:style-name="ro1">
          <table:table-cell office:value-type="string">
            <text:p>MULrr2</text:p>
          </table:table-cell>
          <table:table-cell office:value-type="string">
            <text:p>MUL D[c], D[a], D[b] (RR2)</text:p>
          </table:table-cell>
        </table:table-row>
        <table:table-row table:style-name="ro1">
          <table:table-cell office:value-type="string">
            <text:p>MULsrr</text:p>
          </table:table-cell>
          <table:table-cell office:value-type="string">
            <text:p>MUL D[a], D[b] (SRR)</text:p>
          </table:table-cell>
        </table:table-row>
        <table:table-row table:style-name="ro1">
          <table:table-cell office:value-type="string">
            <text:p>NANDrc</text:p>
          </table:table-cell>
          <table:table-cell office:value-type="string">
            <text:p>NAND D[c], D[a], const9 (RC)</text:p>
          </table:table-cell>
        </table:table-row>
        <table:table-row table:style-name="ro1">
          <table:table-cell office:value-type="string">
            <text:p>NANDrr</text:p>
          </table:table-cell>
          <table:table-cell office:value-type="string">
            <text:p>NAND D[c], D[a], D[b] (RR)</text:p>
          </table:table-cell>
        </table:table-row>
        <table:table-row table:style-name="ro1">
          <table:table-cell office:value-type="string">
            <text:p>NErc</text:p>
          </table:table-cell>
          <table:table-cell office:value-type="string">
            <text:p>NE D[c], D[a], const9 (RC)</text:p>
          </table:table-cell>
        </table:table-row>
        <table:table-row table:style-name="ro1">
          <table:table-cell office:value-type="string">
            <text:p>NErr</text:p>
          </table:table-cell>
          <table:table-cell office:value-type="string">
            <text:p>NE D[c], D[a], D[b] (RR)</text:p>
          </table:table-cell>
        </table:table-row>
        <table:table-row table:style-name="ro1">
          <table:table-cell office:value-type="string">
            <text:p>NORrc</text:p>
          </table:table-cell>
          <table:table-cell office:value-type="string">
            <text:p>NOR D[c], D[a], const9 (RC)</text:p>
          </table:table-cell>
        </table:table-row>
        <table:table-row table:style-name="ro1">
          <table:table-cell office:value-type="string">
            <text:p>NORrr</text:p>
          </table:table-cell>
          <table:table-cell office:value-type="string">
            <text:p>NOR D[c], D[a], D[b] (RR)</text:p>
          </table:table-cell>
        </table:table-row>
        <table:table-row table:style-name="ro1">
          <table:table-cell office:value-type="string">
            <text:p>NOTrr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NOTsr</text:p>
          </table:table-cell>
          <table:table-cell office:value-type="string">
            <text:p>NOT D[a] (SR)</text:p>
          </table:table-cell>
        </table:table-row>
        <table:table-row table:style-name="ro1">
          <table:table-cell office:value-type="string">
            <text:p>ORNrc</text:p>
          </table:table-cell>
          <table:table-cell office:value-type="string">
            <text:p>ORN D[c], D[a], const9 (RC)</text:p>
          </table:table-cell>
        </table:table-row>
        <table:table-row table:style-name="ro1">
          <table:table-cell office:value-type="string">
            <text:p>ORNrc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OR_EQrc</text:p>
          </table:table-cell>
          <table:table-cell office:value-type="string">
            <text:p>OR.EQ D[c], D[a], const9 (RC)</text:p>
          </table:table-cell>
        </table:table-row>
        <table:table-row table:style-name="ro1">
          <table:table-cell office:value-type="string">
            <text:p>OR_EQrr</text:p>
          </table:table-cell>
          <table:table-cell office:value-type="string">
            <text:p>OR.EQ D[c], D[a], D[b] (RR)</text:p>
          </table:table-cell>
        </table:table-row>
        <table:table-row table:style-name="ro1">
          <table:table-cell office:value-type="string">
            <text:p>OR_GE_Urc</text:p>
          </table:table-cell>
          <table:table-cell office:value-type="string">
            <text:p>OR.GE.U D[c], D[a], const9 (RC)</text:p>
          </table:table-cell>
        </table:table-row>
        <table:table-row table:style-name="ro1">
          <table:table-cell office:value-type="string">
            <text:p>OR_GE_Urr</text:p>
          </table:table-cell>
          <table:table-cell office:value-type="string">
            <text:p>OR.GE.U D[c], D[a], D[b] (RR)</text:p>
          </table:table-cell>
        </table:table-row>
        <table:table-row table:style-name="ro1">
          <table:table-cell office:value-type="string">
            <text:p>OR_GErc</text:p>
          </table:table-cell>
          <table:table-cell office:value-type="string">
            <text:p>OR.GE D[c], D[a], const9 (RC)</text:p>
          </table:table-cell>
        </table:table-row>
        <table:table-row table:style-name="ro1">
          <table:table-cell office:value-type="string">
            <text:p>OR_GErr</text:p>
          </table:table-cell>
          <table:table-cell office:value-type="string">
            <text:p>OR.GE D[c], D[a], D[b] (RR)</text:p>
          </table:table-cell>
        </table:table-row>
        <table:table-row table:style-name="ro1">
          <table:table-cell office:value-type="string">
            <text:p>OR_LT_Urc</text:p>
          </table:table-cell>
          <table:table-cell office:value-type="string">
            <text:p>OR.LT.U D[c], D[a], const9 (RC)</text:p>
          </table:table-cell>
        </table:table-row>
        <table:table-row table:style-name="ro1">
          <table:table-cell office:value-type="string">
            <text:p>OR_LT_Urr</text:p>
          </table:table-cell>
          <table:table-cell office:value-type="string">
            <text:p>OR.GE.U D[c], D[a], D[b] (RR)</text:p>
          </table:table-cell>
        </table:table-row>
        <table:table-row table:style-name="ro1">
          <table:table-cell office:value-type="string">
            <text:p>OR_LTrc</text:p>
          </table:table-cell>
          <table:table-cell office:value-type="string">
            <text:p>OR.GE D[c], D[a], const9 (RC)</text:p>
          </table:table-cell>
        </table:table-row>
        <table:table-row table:style-name="ro1">
          <table:table-cell office:value-type="string">
            <text:p>OR_LTrr</text:p>
          </table:table-cell>
          <table:table-cell office:value-type="string">
            <text:p>OR.GE D[c], D[a], D[b] (RR)</text:p>
          </table:table-cell>
        </table:table-row>
        <table:table-row table:style-name="ro1">
          <table:table-cell office:value-type="string">
            <text:p>OR_NErc</text:p>
          </table:table-cell>
          <table:table-cell office:value-type="string">
            <text:p>OR.NE D[c], D[a], const9 (RC)</text:p>
          </table:table-cell>
        </table:table-row>
        <table:table-row table:style-name="ro1">
          <table:table-cell office:value-type="string">
            <text:p>OR_NErr</text:p>
          </table:table-cell>
          <table:table-cell office:value-type="string">
            <text:p>OR.NE D[c], D[a], D[b] (RR)</text:p>
          </table:table-cell>
        </table:table-row>
        <table:table-row table:style-name="ro1">
          <table:table-cell office:value-type="string">
            <text:p>ORrc</text:p>
          </table:table-cell>
          <table:table-cell office:value-type="string">
            <text:p>OR D[c], D[a], const9 (RC)</text:p>
          </table:table-cell>
        </table:table-row>
        <table:table-row table:style-name="ro1">
          <table:table-cell office:value-type="string">
            <text:p>ORrc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ORrr</text:p>
          </table:table-cell>
          <table:table-cell office:value-type="string">
            <text:p>OR D[c], D[a], D[b] (RR)</text:p>
          </table:table-cell>
        </table:table-row>
        <table:table-row table:style-name="ro1">
          <table:table-cell office:value-type="string">
            <text:p>ORsc</text:p>
          </table:table-cell>
          <table:table-cell office:value-type="string">
            <text:p>OR D[15], const8 (SC)</text:p>
          </table:table-cell>
        </table:table-row>
        <table:table-row table:style-name="ro1">
          <table:table-cell office:value-type="string">
            <text:p>ORsrr</text:p>
          </table:table-cell>
          <table:table-cell office:value-type="string">
            <text:p>OR D[a], D[b] (SRR)</text:p>
          </table:table-cell>
        </table:table-row>
        <table:table-row table:style-name="ro1">
          <table:table-cell office:value-type="string">
            <text:p>ORsrr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RET</text:p>
          </table:table-cell>
          <table:table-cell office:value-type="string">
            <text:p>RET (SR)</text:p>
          </table:table-cell>
        </table:table-row>
        <table:table-row table:style-name="ro1">
          <table:table-cell office:value-type="string">
            <text:p>RSUBrc</text:p>
          </table:table-cell>
          <table:table-cell office:value-type="string">
            <text:p>RSUB D[c], D[a], const9 (RC)</text:p>
          </table:table-cell>
        </table:table-row>
        <table:table-row table:style-name="ro1">
          <table:table-cell office:value-type="string">
            <text:p>RSUBsr</text:p>
          </table:table-cell>
          <table:table-cell office:value-type="string">
            <text:p>RSUB D[a] (SR)</text:p>
          </table:table-cell>
        </table:table-row>
        <table:table-row table:style-name="ro1">
          <table:table-cell office:value-type="string">
            <text:p>SHArc</text:p>
          </table:table-cell>
          <table:table-cell office:value-type="string">
            <text:p>SHA D[c], D[a], const9 (RC)</text:p>
          </table:table-cell>
        </table:table-row>
        <table:table-row table:style-name="ro1">
          <table:table-cell office:value-type="string">
            <text:p>SHArr</text:p>
          </table:table-cell>
          <table:table-cell office:value-type="string">
            <text:p>SHA D[c], D[a], D[b] (RR)</text:p>
          </table:table-cell>
        </table:table-row>
        <table:table-row table:style-name="ro1">
          <table:table-cell office:value-type="string">
            <text:p>SHrc</text:p>
          </table:table-cell>
          <table:table-cell office:value-type="string">
            <text:p>SH D[c], D[a], const9 (RC)</text:p>
          </table:table-cell>
        </table:table-row>
        <table:table-row table:style-name="ro1">
          <table:table-cell office:value-type="string">
            <text:p>SHrr</text:p>
          </table:table-cell>
          <table:table-cell office:value-type="string">
            <text:p>SH D[c], D[a], D[b] (RR)</text:p>
          </table:table-cell>
        </table:table-row>
        <table:table-row table:style-name="ro1">
          <table:table-cell office:value-type="string">
            <text:p>ST_Abo</text:p>
          </table:table-cell>
          <table:table-cell office:value-type="string">
            <text:p>ST.A A[b], off10, A[a] (BO)</text:p>
          </table:table-cell>
        </table:table-row>
        <table:table-row table:style-name="ro1">
          <table:table-cell office:value-type="string">
            <text:p>ST_Bbo</text:p>
          </table:table-cell>
          <table:table-cell office:value-type="string">
            <text:p>ST.B A[b], off10, D[a] (BO)</text:p>
          </table:table-cell>
        </table:table-row>
        <table:table-row table:style-name="ro1">
          <table:table-cell office:value-type="string">
            <text:p>ST_Dbo</text:p>
          </table:table-cell>
          <table:table-cell office:value-type="string">
            <text:p>ST.D A[b], off10, E[a] (BO)</text:p>
          </table:table-cell>
        </table:table-row>
        <table:table-row table:style-name="ro1">
          <table:table-cell office:value-type="string">
            <text:p>ST_Hbo</text:p>
          </table:table-cell>
          <table:table-cell office:value-type="string">
            <text:p>ST.H A[b], off10, D[a] (BO)</text:p>
          </table:table-cell>
        </table:table-row>
        <table:table-row table:style-name="ro1">
          <table:table-cell office:value-type="string">
            <text:p>ST_Wbo</text:p>
          </table:table-cell>
          <table:table-cell office:value-type="string">
            <text:p>ST.W A[b], off10, D[a] (BO)</text:p>
          </table:table-cell>
        </table:table-row>
        <table:table-row table:style-name="ro1">
          <table:table-cell office:value-type="string">
            <text:p>SUBCrr</text:p>
          </table:table-cell>
          <table:table-cell office:value-type="string">
            <text:p>SUBC D[c], D[a], D[b] (RR)</text:p>
          </table:table-cell>
        </table:table-row>
        <table:table-row table:style-name="ro1">
          <table:table-cell office:value-type="string">
            <text:p>SUBXrr</text:p>
          </table:table-cell>
          <table:table-cell office:value-type="string">
            <text:p>SUBX D[c], D[a], D[b] (RR)</text:p>
          </table:table-cell>
        </table:table-row>
        <table:table-row table:style-name="ro1">
          <table:table-cell office:value-type="string">
            <text:p>SUB_Arr</text:p>
          </table:table-cell>
          <table:table-cell office:value-type="string">
            <text:p>SUB.A A[c], A[a], A[b] (RR)</text:p>
          </table:table-cell>
        </table:table-row>
        <table:table-row table:style-name="ro1">
          <table:table-cell office:value-type="string">
            <text:p>SUB_Asc</text:p>
          </table:table-cell>
          <table:table-cell office:value-type="string">
            <text:p>SUB.A A[10], const8 (SC)</text:p>
          </table:table-cell>
        </table:table-row>
        <table:table-row table:style-name="ro1">
          <table:table-cell office:value-type="string">
            <text:p>SUBi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Select8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XNORrc</text:p>
          </table:table-cell>
          <table:table-cell office:value-type="string">
            <text:p>XNOR D[c], D[a], const9 (RC)</text:p>
          </table:table-cell>
        </table:table-row>
        <table:table-row table:style-name="ro1">
          <table:table-cell office:value-type="string">
            <text:p>XOR_EQrc</text:p>
          </table:table-cell>
          <table:table-cell office:value-type="string">
            <text:p>XOR.EQ D[c], D[a], const9 (RC)</text:p>
          </table:table-cell>
        </table:table-row>
        <table:table-row table:style-name="ro1">
          <table:table-cell office:value-type="string">
            <text:p>XOR_EQrr</text:p>
          </table:table-cell>
          <table:table-cell office:value-type="string">
            <text:p>XOR.EQ D[c], D[a], D[b] (RR)</text:p>
          </table:table-cell>
        </table:table-row>
        <table:table-row table:style-name="ro1">
          <table:table-cell office:value-type="string">
            <text:p>XOR_GE_Urc</text:p>
          </table:table-cell>
          <table:table-cell office:value-type="string">
            <text:p>XOR.GE.U D[c], D[a], const9 (RC)</text:p>
          </table:table-cell>
        </table:table-row>
        <table:table-row table:style-name="ro1">
          <table:table-cell office:value-type="string">
            <text:p>XOR_GE_Urr</text:p>
          </table:table-cell>
          <table:table-cell office:value-type="string">
            <text:p>XOR.GE.U D[c], D[a], D[b] (RR)</text:p>
          </table:table-cell>
        </table:table-row>
        <table:table-row table:style-name="ro1">
          <table:table-cell office:value-type="string">
            <text:p>XOR_GErc</text:p>
          </table:table-cell>
          <table:table-cell office:value-type="string">
            <text:p>XOR.GE D[c], D[a], const9 (RC)</text:p>
          </table:table-cell>
        </table:table-row>
        <table:table-row table:style-name="ro1">
          <table:table-cell office:value-type="string">
            <text:p>XOR_GErr</text:p>
          </table:table-cell>
          <table:table-cell office:value-type="string">
            <text:p>XOR.GE D[c], D[a], D[b] (RR)</text:p>
          </table:table-cell>
        </table:table-row>
        <table:table-row table:style-name="ro1">
          <table:table-cell office:value-type="string">
            <text:p>XOR_LT_Urc</text:p>
          </table:table-cell>
          <table:table-cell office:value-type="string">
            <text:p>XOR.LT.U D[c], D[a], const9 (RC)</text:p>
          </table:table-cell>
        </table:table-row>
        <table:table-row table:style-name="ro1">
          <table:table-cell office:value-type="string">
            <text:p>XOR_LT_Urr</text:p>
          </table:table-cell>
          <table:table-cell office:value-type="string">
            <text:p>XOR.GE.U D[c], D[a], D[b] (RR)</text:p>
          </table:table-cell>
        </table:table-row>
        <table:table-row table:style-name="ro1">
          <table:table-cell office:value-type="string">
            <text:p>XOR_LTrc</text:p>
          </table:table-cell>
          <table:table-cell office:value-type="string">
            <text:p>XOR.GE D[c], D[a], const9 (RC)</text:p>
          </table:table-cell>
        </table:table-row>
        <table:table-row table:style-name="ro1">
          <table:table-cell office:value-type="string">
            <text:p>XOR_LTrr</text:p>
          </table:table-cell>
          <table:table-cell office:value-type="string">
            <text:p>XOR.GE D[c], D[a], D[b] (RR)</text:p>
          </table:table-cell>
        </table:table-row>
        <table:table-row table:style-name="ro1">
          <table:table-cell office:value-type="string">
            <text:p>XOR_NErc</text:p>
          </table:table-cell>
          <table:table-cell office:value-type="string">
            <text:p>XOR.NE D[c], D[a], const9 (RC)</text:p>
          </table:table-cell>
        </table:table-row>
        <table:table-row table:style-name="ro1">
          <table:table-cell office:value-type="string">
            <text:p>XOR_NErr</text:p>
          </table:table-cell>
          <table:table-cell office:value-type="string">
            <text:p>XOR.NE D[c], D[a], D[b] (RR)</text:p>
          </table:table-cell>
        </table:table-row>
        <table:table-row table:style-name="ro1">
          <table:table-cell office:value-type="string">
            <text:p>XORrc</text:p>
          </table:table-cell>
          <table:table-cell office:value-type="string">
            <text:p>XOR D[c], D[a], const9 (RC)</text:p>
          </table:table-cell>
        </table:table-row>
        <table:table-row table:style-name="ro1">
          <table:table-cell office:value-type="string">
            <text:p>XORrc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XORrcneg64</text:p>
          </table:table-cell>
          <table:table-cell office:value-type="string">
            <text:p>PSEUDO</text:p>
          </table:table-cell>
        </table:table-row>
        <table:table-row table:style-name="ro1">
          <table:table-cell office:value-type="string">
            <text:p>XORrr</text:p>
          </table:table-cell>
          <table:table-cell office:value-type="string">
            <text:p>XOR D[c], D[a], D[b] (RR)</text:p>
          </table:table-cell>
        </table:table-row>
        <table:table-row table:style-name="ro1">
          <table:table-cell office:value-type="string">
            <text:p>XORsrr</text:p>
          </table:table-cell>
          <table:table-cell office:value-type="string">
            <text:p>XOR D[a], D[b] (SRR)</text:p>
          </table:table-cell>
        </table:table-row>
        <table:table-row table:style-name="ro1">
          <table:table-cell office:value-type="string">
            <text:p>XORsrr64</text:p>
          </table:table-cell>
          <table:table-cell office:value-type="string">
            <text:p>PSEUDO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1/08/2017</text:date>, <text:time>16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ney Pontes Filho</meta:initial-creator>
    <meta:creation-date>2017-01-08T11:44:04</meta:creation-date>
    <dc:date>2017-01-08T16:23:56</dc:date>
    <dc:creator>Sidney Pontes Filho</dc:creator>
    <meta:editing-duration>PT4H39M6S</meta:editing-duration>
    <meta:editing-cycles>23</meta:editing-cycles>
    <meta:generator>OpenOffice/4.1.3$Unix OpenOffice.org_project/413m1$Build-9783</meta:generator>
    <meta:document-statistic meta:table-count="3" meta:cell-count="272" meta:object-count="0"/>
  </office:meta>
</office:document-meta>
</file>